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dg_05_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ace_r2</text:p>
          </table:table-cell>
          <table:table-cell office:value-type="string" calcext:value-type="string">
            <text:p>geo\time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: 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25.1" calcext:value-type="float">
            <text:p>25.1</text:p>
          </table:table-cell>
          <table:table-cell office:value-type="float" office:value="24.3" calcext:value-type="float">
            <text:p>24.3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 office:value-type="float" office:value="21.7" calcext:value-type="float">
            <text:p>21.7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: </text:p>
          </table:table-cell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9.4" calcext:value-type="float">
            <text:p>9.4</text:p>
          </table:table-cell>
          <table:table-cell office:value-type="float" office:value="8.3" calcext:value-type="float">
            <text:p>8.3</text:p>
          </table:table-cell>
          <table:table-cell office:value-type="float" office:value="7.5" calcext:value-type="float">
            <text:p>7.5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BG</text:p>
          </table:table-cell>
          <table:table-cell office:value-type="float" office:value="18.9" calcext:value-type="float">
            <text:p>18.9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12.3" calcext:value-type="float">
            <text:p>12.3</text:p>
          </table:table-cell>
          <table:table-cell office:value-type="float" office:value="13.3" calcext:value-type="float">
            <text:p>13.3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office:value-type="float" office:value="15.1" calcext:value-type="float">
            <text:p>15.1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15.4" calcext:value-type="float">
            <text:p>15.4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: 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: </text:p>
          </table:table-cell>
          <table:table-cell table:number-columns-repeated="2" office:value-type="string" calcext:value-type="string">
            <text:p>18.4 d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office:value-type="float" office:value="17.4" calcext:value-type="float">
            <text:p>17.4</text:p>
          </table:table-cell>
          <table:table-cell office:value-type="float" office:value="17.2" calcext:value-type="float">
            <text:p>17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CY</text:p>
          </table:table-cell>
          <table:table-cell office:value-type="float" office:value="22.5" calcext:value-type="float">
            <text:p>22.5</text:p>
          </table:table-cell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4.9" calcext:value-type="float">
            <text:p>14.9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CZ</text:p>
          </table:table-cell>
          <table:table-cell office:value-type="float" office:value="22.1" calcext:value-type="float">
            <text:p>22.1</text:p>
          </table:table-cell>
          <table:table-cell office:value-type="float" office:value="23.4" calcext:value-type="float">
            <text:p>23.4</text:p>
          </table:table-cell>
          <table:table-cell office:value-type="float" office:value="23.6" calcext:value-type="float">
            <text:p>23.6</text:p>
          </table:table-cell>
          <table:table-cell office:value-type="float" office:value="26.2" calcext:value-type="float">
            <text:p>26.2</text:p>
          </table:table-cell>
          <table:table-cell office:value-type="float" office:value="25.9" calcext:value-type="float">
            <text:p>25.9</text:p>
          </table:table-cell>
          <table:table-cell office:value-type="float" office:value="21.6" calcext:value-type="float">
            <text:p>21.6</text:p>
          </table:table-cell>
          <table:table-cell office:value-type="float" office:value="22.6" calcext:value-type="float">
            <text:p>22.6</text:p>
          </table:table-cell>
          <table:table-cell office:value-type="float" office:value="22.5" calcext:value-type="float">
            <text:p>22.5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: 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.3" calcext:value-type="float">
            <text:p>22.3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1" calcext:value-type="float">
            <text:p>22.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22 p</text:p>
          </table:table-cell>
          <table:table-cell office:value-type="string" calcext:value-type="string">
            <text:p>21.5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: 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office:value-type="float" office:value="17.1" calcext:value-type="float">
            <text:p>17.1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A18</text:p>
          </table:table-cell>
          <table:table-cell table:number-columns-repeated="5" office:value-type="string" calcext:value-type="string">
            <text:p>: 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7.6" calcext:value-type="float">
            <text:p>17.6</text:p>
          </table:table-cell>
          <table:table-cell office:value-type="float" office:value="17.2" calcext:value-type="float">
            <text:p>17.2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16.7 p</text:p>
          </table:table-cell>
          <table:table-cell office:value-type="string" calcext:value-type="string">
            <text:p>16.3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A19</text:p>
          </table:table-cell>
          <table:table-cell table:number-columns-repeated="5" office:value-type="string" calcext:value-type="string">
            <text:p>: 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7.6" calcext:value-type="float">
            <text:p>17.6</text:p>
          </table:table-cell>
          <table:table-cell office:value-type="float" office:value="17.1" calcext:value-type="float">
            <text:p>17.1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16.7 p</text:p>
          </table:table-cell>
          <table:table-cell office:value-type="string" calcext:value-type="string">
            <text:p>16.3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: </text:p>
          </table:table-cell>
          <table:table-cell office:value-type="float" office:value="29.8" calcext:value-type="float">
            <text:p>29.8</text:p>
          </table:table-cell>
          <table:table-cell office:value-type="float" office:value="30.9" calcext:value-type="float">
            <text:p>30.9</text:p>
          </table:table-cell>
          <table:table-cell office:value-type="float" office:value="27.6" calcext:value-type="float">
            <text:p>27.6</text:p>
          </table:table-cell>
          <table:table-cell office:value-type="float" office:value="26.6" calcext:value-type="float">
            <text:p>26.6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  <table:table-cell office:value-type="float" office:value="29.9" calcext:value-type="float">
            <text:p>29.9</text:p>
          </table:table-cell>
          <table:table-cell office:value-type="float" office:value="29.8" calcext:value-type="float">
            <text:p>29.8</text:p>
          </table:table-cell>
          <table:table-cell office:value-type="float" office:value="28.1" calcext:value-type="float">
            <text:p>28.1</text:p>
          </table:table-cell>
          <table:table-cell office:value-type="float" office:value="26.9" calcext:value-type="float">
            <text:p>26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L</text:p>
          </table:table-cell>
          <table:table-cell office:value-type="float" office:value="25.5" calcext:value-type="float">
            <text:p>25.5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22 d</text:p>
          </table:table-cell>
          <table:table-cell office:value-type="string" calcext:value-type="string">
            <text:p>: 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: 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S</text:p>
          </table:table-cell>
          <table:table-cell office:value-type="float" office:value="20.2" calcext:value-type="float">
            <text:p>20.2</text:p>
          </table:table-cell>
          <table:table-cell office:value-type="float" office:value="17.9" calcext:value-type="float">
            <text:p>17.9</text:p>
          </table:table-cell>
          <table:table-cell office:value-type="float" office:value="18.1" calcext:value-type="float">
            <text:p>18.1</text:p>
          </table:table-cell>
          <table:table-cell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7.6" calcext:value-type="float">
            <text:p>17.6</text:p>
          </table:table-cell>
          <table:table-cell office:value-type="float" office:value="18.7" calcext:value-type="float">
            <text:p>18.7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14.2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U27</text:p>
          </table:table-cell>
          <table:table-cell office:value-type="string" calcext:value-type="string">
            <text:p>: 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: 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7.2 p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8" calcext:value-type="float">
            <text:p>16.8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string" calcext:value-type="string">
            <text:p>16.3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EU28</text:p>
          </table:table-cell>
          <table:table-cell table:number-columns-repeated="5" office:value-type="string" calcext:value-type="string">
            <text:p>: 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string" calcext:value-type="string">
            <text:p>16.2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: </text:p>
          </table:table-cell>
          <table:table-cell office:value-type="float" office:value="21.3" calcext:value-type="float">
            <text:p>21.3</text:p>
          </table:table-cell>
          <table:table-cell office:value-type="float" office:value="20.2" calcext:value-type="float">
            <text:p>20.2</text:p>
          </table:table-cell>
          <table:table-cell office:value-type="float" office:value="20.5" calcext:value-type="float">
            <text:p>20.5</text:p>
          </table:table-cell>
          <table:table-cell office:value-type="float" office:value="20.8" calcext:value-type="float">
            <text:p>20.8</text:p>
          </table:table-cell>
          <table:table-cell office:value-type="float" office:value="20.3" calcext:value-type="float">
            <text:p>20.3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17.4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: 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5.2" calcext:value-type="float">
            <text:p>15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5.2 p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HR</text:p>
          </table:table-cell>
          <table:table-cell table:number-columns-repeated="5" office:value-type="string" calcext:value-type="string">
            <text:p>: 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: 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HU</text:p>
          </table:table-cell>
          <table:table-cell office:value-type="float" office:value="19.1" calcext:value-type="float">
            <text:p>19.1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office:value-type="float" office:value="17.1" calcext:value-type="float">
            <text:p>17.1</text:p>
          </table:table-cell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office:value-type="float" office:value="20.1" calcext:value-type="float">
            <text:p>20.1</text:p>
          </table:table-cell>
          <table:table-cell office:value-type="float" office:value="18.4" calcext:value-type="float">
            <text:p>18.4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IE</text:p>
          </table:table-cell>
          <table:table-cell office:value-type="float" office:value="15.1" calcext:value-type="float">
            <text:p>15.1</text:p>
          </table:table-cell>
          <table:table-cell office:value-type="float" office:value="17.2" calcext:value-type="float">
            <text:p>17.2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: </text:p>
          </table:table-cell>
          <table:table-cell office:value-type="float" office:value="24" calcext:value-type="float">
            <text:p>24</text:p>
          </table:table-cell>
          <table:table-cell office:value-type="float" office:value="20.7" calcext:value-type="float">
            <text:p>20.7</text:p>
          </table:table-cell>
          <table:table-cell office:value-type="float" office:value="18" calcext:value-type="float">
            <text:p>18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office:value-type="float" office:value="17.7" calcext:value-type="float">
            <text:p>17.7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17.5" calcext:value-type="float">
            <text:p>17.5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: 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LT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21.6" calcext:value-type="float">
            <text:p>21.6</text:p>
          </table:table-cell>
          <table:table-cell office:value-type="float" office:value="15.3" calcext:value-type="float">
            <text:p>15.3</text:p>
          </table:table-cell>
          <table:table-cell office:value-type="float" office:value="14.6" calcext:value-type="float">
            <text:p>14.6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  <table:table-cell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: </text:p>
          </table:table-cell>
          <table:table-cell office:value-type="float" office:value="10.7" calcext:value-type="float">
            <text:p>10.7</text:p>
          </table:table-cell>
          <table:table-cell office:value-type="float" office:value="10.2" calcext:value-type="float">
            <text:p>10.2</text:p>
          </table:table-cell>
          <table:table-cell office:value-type="float" office:value="9.7" calcext:value-type="float">
            <text:p>9.7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: </text:p>
          </table:table-cell>
          <table:table-cell office:value-type="float" office:value="15.1" calcext:value-type="float">
            <text:p>15.1</text:p>
          </table:table-cell>
          <table:table-cell office:value-type="float" office:value="13.6" calcext:value-type="float">
            <text:p>13.6</text:p>
          </table:table-cell>
          <table:table-cell office:value-type="float" office:value="11.8" calcext:value-type="float">
            <text:p>11.8</text:p>
          </table:table-cell>
          <table:table-cell office:value-type="float" office:value="13.1" calcext:value-type="float">
            <text:p>13.1</text:p>
          </table:table-cell>
          <table:table-cell office:value-type="float" office:value="15.5" calcext:value-type="float">
            <text:p>15.5</text:p>
          </table:table-cell>
          <table:table-cell office:value-type="float" office:value="14.1" calcext:value-type="float">
            <text:p>14.1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ME</text:p>
          </table:table-cell>
          <table:table-cell table:number-columns-repeated="9" office:value-type="string" calcext:value-type="string">
            <text:p>: 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MK</text:p>
          </table:table-cell>
          <table:table-cell table:number-columns-repeated="9" office:value-type="string" calcext:value-type="string">
            <text:p>: 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: </text:p>
          </table:table-cell>
          <table:table-cell office:value-type="float" office:value="5.2" calcext:value-type="float">
            <text:p>5.2</text:p>
          </table:table-cell>
          <table:table-cell office:value-type="float" office:value="7.8" calcext:value-type="float">
            <text:p>7.8</text:p>
          </table:table-cell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  <table:table-cell office:value-type="float" office:value="7.2" calcext:value-type="float">
            <text:p>7.2</text:p>
          </table:table-cell>
          <table:table-cell office:value-type="float" office:value="7.7" calcext:value-type="float">
            <text:p>7.7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NL</text:p>
          </table:table-cell>
          <table:table-cell office:value-type="float" office:value="18.7" calcext:value-type="float">
            <text:p>18.7</text:p>
          </table:table-cell>
          <table:table-cell office:value-type="float" office:value="23.6" calcext:value-type="float">
            <text:p>23.6</text:p>
          </table:table-cell>
          <table:table-cell office:value-type="float" office:value="19.3" calcext:value-type="float">
            <text:p>19.3</text:p>
          </table:table-cell>
          <table:table-cell office:value-type="float" office:value="18.9" calcext:value-type="float">
            <text:p>18.9</text:p>
          </table:table-cell>
          <table:table-cell office:value-type="float" office:value="18.5" calcext:value-type="float">
            <text:p>18.5</text:p>
          </table:table-cell>
          <table:table-cell office:value-type="float" office:value="17.8" calcext:value-type="float">
            <text:p>17.8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: 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: 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2.5 d</text:p>
          </table:table-cell>
          <table:table-cell office:value-type="string" calcext:value-type="string">
            <text:p>8.5 d</text:p>
          </table:table-cell>
          <table:table-cell office:value-type="string" calcext:value-type="string">
            <text:p>7.4 d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5.8 e</text:p>
          </table:table-cell>
          <table:table-cell office:value-type="string" calcext:value-type="string">
            <text:p>5.2 e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RS</text:p>
          </table:table-cell>
          <table:table-cell table:number-columns-repeated="9" office:value-type="string" calcext:value-type="string">
            <text:p>: 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: </text:p>
          </table:table-cell>
          <table:table-cell office:value-type="float" office:value="16.5" calcext:value-type="float">
            <text:p>16.5</text:p>
          </table:table-cell>
          <table:table-cell office:value-type="float" office:value="17.8" calcext:value-type="float">
            <text:p>17.8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5.4" calcext:value-type="float">
            <text:p>15.4</text:p>
          </table:table-cell>
          <table:table-cell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SI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SK</text:p>
          </table:table-cell>
          <table:table-cell office:value-type="float" office:value="27.7" calcext:value-type="float">
            <text:p>27.7</text:p>
          </table:table-cell>
          <table:table-cell office:value-type="float" office:value="25.8" calcext:value-type="float">
            <text:p>25.8</text:p>
          </table:table-cell>
          <table:table-cell office:value-type="float" office:value="23.6" calcext:value-type="float">
            <text:p>23.6</text:p>
          </table:table-cell>
          <table:table-cell office:value-type="float" office:value="20.9" calcext:value-type="float">
            <text:p>20.9</text:p>
          </table:table-cell>
          <table:table-cell office:value-type="float" office:value="21.9" calcext:value-type="float">
            <text:p>21.9</text:p>
          </table:table-cell>
          <table:table-cell office:value-type="float" office:value="19.6" calcext:value-type="float">
            <text:p>19.6</text:p>
          </table:table-cell>
          <table:table-cell office:value-type="float" office:value="20.1" calcext:value-type="float">
            <text:p>20.1</text:p>
          </table:table-cell>
          <table:table-cell office:value-type="float" office:value="20.8" calcext:value-type="float">
            <text:p>20.8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: </text:p>
          </table:table-cell>
          <table:table-cell office:value-type="float" office:value="-2.2" calcext:value-type="float">
            <text:p>-2.2</text:p>
          </table:table-cell>
          <table:table-cell table:number-columns-repeated="7" office:value-type="string" calcext:value-type="string">
            <text:p>: 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B-S_X_O</text:p>
          </table:table-cell>
          <table:table-cell office:value-type="string" calcext:value-type="string">
            <text:p>UK</text:p>
          </table:table-cell>
          <table:table-cell office:value-type="float" office:value="27.3" calcext:value-type="float">
            <text:p>27.3</text:p>
          </table:table-cell>
          <table:table-cell office:value-type="float" office:value="24.3" calcext:value-type="float">
            <text:p>24.3</text:p>
          </table:table-cell>
          <table:table-cell office:value-type="float" office:value="20.8" calcext:value-type="float">
            <text:p>20.8</text:p>
          </table:table-cell>
          <table:table-cell office:value-type="float" office:value="21.4" calcext:value-type="float">
            <text:p>21.4</text:p>
          </table:table-cell>
          <table:table-cell office:value-type="float" office:value="20.6" calcext:value-type="float">
            <text:p>20.6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  <table:table-cell office:value-type="float" office:value="21.2" calcext:value-type="float">
            <text:p>21.2</text:p>
          </table:table-cell>
          <table:table-cell office:value-type="float" office:value="20.5" calcext:value-type="float">
            <text:p>20.5</text:p>
          </table:table-cell>
          <table:table-cell office:value-type="float" office:value="20.9" calcext:value-type="float">
            <text:p>20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 p</text:p>
          </table:table-cell>
        </table:table-row>
      </table:table>
      <table:table table:name="Sheet2" table:style-name="ta1"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25.1" calcext:value-type="float">
            <text:p>25.1</text:p>
          </table:table-cell>
          <table:table-cell office:value-type="float" office:value="24.3" calcext:value-type="float">
            <text:p>24.3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 office:value-type="float" office:value="21.7" calcext:value-type="float">
            <text:p>21.7</text:p>
          </table:table-cell>
          <table:table-cell office:value-type="float" office:value="20.1" calcext:value-type="float">
            <text:p>20.1</text:p>
          </table:table-cell>
          <table:table-cell table:formula="of:=&quot;{&quot;&quot;name&quot;&quot;: &quot;&quot;&quot;&amp;[.B2]&amp;&quot;&quot;&quot;, &quot;&quot;data&quot;&quot;: [&quot;&amp;STRJOIN([.E2:.O2]; &quot;,&quot;)&amp;&quot;], &quot;&quot;code&quot;&quot;: &quot;&quot;&quot;&amp;[.A2]&amp;&quot;&quot;&quot;}, &quot;" office:value-type="string" office:string-value="{&quot;name&quot;: &quot;Austria&quot;, &quot;data&quot;: [25.5,25.5,25.1,24.3,24,23.5,22.9,22.3,22.2,21.7,20.1], &quot;code&quot;: &quot;AT&quot;}, " calcext:value-type="string">
            <text:p>{"name": "Austria", "data": [25.5,25.5,25.1,24.3,24,23.5,22.9,22.3,22.2,21.7,20.1], "code": "AT"}, 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9.4" calcext:value-type="float">
            <text:p>9.4</text:p>
          </table:table-cell>
          <table:table-cell office:value-type="float" office:value="8.3" calcext:value-type="float">
            <text:p>8.3</text:p>
          </table:table-cell>
          <table:table-cell office:value-type="float" office:value="7.5" calcext:value-type="float">
            <text:p>7.5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 office:value-type="float" office:value="6.1" calcext:value-type="float">
            <text:p>6.1</text:p>
          </table:table-cell>
          <table:table-cell table:formula="of:=&quot;{&quot;&quot;name&quot;&quot;: &quot;&quot;&quot;&amp;[.B3]&amp;&quot;&quot;&quot;, &quot;&quot;data&quot;&quot;: [&quot;&amp;STRJOIN([.E3:.O3]; &quot;,&quot;)&amp;&quot;], &quot;&quot;code&quot;&quot;: &quot;&quot;&quot;&amp;[.A3]&amp;&quot;&quot;&quot;}, &quot;" office:value-type="string" office:string-value="{&quot;name&quot;: &quot;Belgium&quot;, &quot;data&quot;: [9.5,10.1,10.2,10.1,10.2,9.4,8.3,7.5,6.6,6.5,6.1], &quot;code&quot;: &quot;BE&quot;}, " calcext:value-type="string">
            <text:p>{"name": "Belgium", "data": [9.5,10.1,10.2,10.1,10.2,9.4,8.3,7.5,6.6,6.5,6.1], "code": "BE"}, 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FALSE</text:p>
          </table:table-cell>
          <table:table-cell office:value-type="float" office:value="18.9" calcext:value-type="float">
            <text:p>18.9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12.3" calcext:value-type="float">
            <text:p>12.3</text:p>
          </table:table-cell>
          <table:table-cell office:value-type="float" office:value="13.3" calcext:value-type="float">
            <text:p>13.3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office:value-type="float" office:value="15.1" calcext:value-type="float">
            <text:p>15.1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15.4" calcext:value-type="float">
            <text:p>15.4</text:p>
          </table:table-cell>
          <table:table-cell office:value-type="float" office:value="14.4" calcext:value-type="float">
            <text:p>14.4</text:p>
          </table:table-cell>
          <table:table-cell table:formula="of:=&quot;{&quot;&quot;name&quot;&quot;: &quot;&quot;&quot;&amp;[.B4]&amp;&quot;&quot;&quot;, &quot;&quot;data&quot;&quot;: [&quot;&amp;STRJOIN([.E4:.O4]; &quot;,&quot;)&amp;&quot;], &quot;&quot;code&quot;&quot;: &quot;&quot;&quot;&amp;[.A4]&amp;&quot;&quot;&quot;}, &quot;" office:value-type="string" office:string-value="{&quot;name&quot;: &quot;Bulgaria&quot;, &quot;data&quot;: [12.4,12.1,12.3,13.3,13,13.2,15.1,14.1,14.2,15.4,14.4], &quot;code&quot;: &quot;BG&quot;}, " calcext:value-type="string">
            <text:p>{"name": "Bulgaria", "data": [12.4,12.1,12.3,13.3,13,13.2,15.1,14.1,14.2,15.4,14.4], "code": "BG"}, 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null 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office:value-type="float" office:value="17.4" calcext:value-type="float">
            <text:p>17.4</text:p>
          </table:table-cell>
          <table:table-cell office:value-type="float" office:value="17.2" calcext:value-type="float">
            <text:p>17.2</text:p>
          </table:table-cell>
          <table:table-cell office:value-type="float" office:value="17" calcext:value-type="float">
            <text:p>17</text:p>
          </table:table-cell>
          <table:table-cell table:formula="of:=&quot;{&quot;&quot;name&quot;&quot;: &quot;&quot;&quot;&amp;[.B5]&amp;&quot;&quot;&quot;, &quot;&quot;data&quot;&quot;: [&quot;&amp;STRJOIN([.E5:.O5]; &quot;,&quot;)&amp;&quot;], &quot;&quot;code&quot;&quot;: &quot;&quot;&quot;&amp;[.A5]&amp;&quot;&quot;&quot;}, &quot;" office:value-type="string" office:string-value="{&quot;name&quot;: &quot;Switzerland&quot;, &quot;data&quot;: [18.6,null ,18.4,18.4,17.8,17.6,17.4,17.6,17.4,17.2,17], &quot;code&quot;: &quot;CH&quot;}, " calcext:value-type="string">
            <text:p>{"name": "Switzerland", "data": [18.6,null ,18.4,18.4,17.8,17.6,17.4,17.6,17.4,17.2,17], "code": "CH"}, 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is</text:p>
          </table:table-cell>
          <table:table-cell office:value-type="string" calcext:value-type="string">
            <text:p>FALSE</text:p>
          </table:table-cell>
          <table:table-cell office:value-type="float" office:value="22.5" calcext:value-type="float">
            <text:p>22.5</text:p>
          </table:table-cell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4.9" calcext:value-type="float">
            <text:p>14.9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table:formula="of:=&quot;{&quot;&quot;name&quot;&quot;: &quot;&quot;&quot;&amp;[.B6]&amp;&quot;&quot;&quot;, &quot;&quot;data&quot;&quot;: [&quot;&amp;STRJOIN([.E6:.O6]; &quot;,&quot;)&amp;&quot;], &quot;&quot;code&quot;&quot;: &quot;&quot;&quot;&amp;[.A6]&amp;&quot;&quot;&quot;}, &quot;" office:value-type="string" office:string-value="{&quot;name&quot;: &quot;Cypris&quot;, &quot;data&quot;: [21.8,22,19.5,17.8,16.8,16.1,15.6,14.9,14.2,14,13.9], &quot;code&quot;: &quot;CY&quot;}, " calcext:value-type="string">
            <text:p>{"name": "Cypris", "data": [21.8,22,19.5,17.8,16.8,16.1,15.6,14.9,14.2,14,13.9], "code": "CY"}, 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FALSE</text:p>
          </table:table-cell>
          <table:table-cell office:value-type="float" office:value="22.1" calcext:value-type="float">
            <text:p>22.1</text:p>
          </table:table-cell>
          <table:table-cell office:value-type="float" office:value="23.4" calcext:value-type="float">
            <text:p>23.4</text:p>
          </table:table-cell>
          <table:table-cell office:value-type="float" office:value="23.6" calcext:value-type="float">
            <text:p>23.6</text:p>
          </table:table-cell>
          <table:table-cell office:value-type="float" office:value="26.2" calcext:value-type="float">
            <text:p>26.2</text:p>
          </table:table-cell>
          <table:table-cell office:value-type="float" office:value="25.9" calcext:value-type="float">
            <text:p>25.9</text:p>
          </table:table-cell>
          <table:table-cell office:value-type="float" office:value="21.6" calcext:value-type="float">
            <text:p>21.6</text:p>
          </table:table-cell>
          <table:table-cell office:value-type="float" office:value="22.6" calcext:value-type="float">
            <text:p>22.6</text:p>
          </table:table-cell>
          <table:table-cell office:value-type="float" office:value="22.5" calcext:value-type="float">
            <text:p>22.5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21.8" calcext:value-type="float">
            <text:p>21.8</text:p>
          </table:table-cell>
          <table:table-cell table:formula="of:=&quot;{&quot;&quot;name&quot;&quot;: &quot;&quot;&quot;&amp;[.B7]&amp;&quot;&quot;&quot;, &quot;&quot;data&quot;&quot;: [&quot;&amp;STRJOIN([.E7:.O7]; &quot;,&quot;)&amp;&quot;], &quot;&quot;code&quot;&quot;: &quot;&quot;&quot;&amp;[.A7]&amp;&quot;&quot;&quot;}, &quot;" office:value-type="string" office:string-value="{&quot;name&quot;: &quot;Czech Republic&quot;, &quot;data&quot;: [23.4,23.6,26.2,25.9,21.6,22.6,22.5,22.3,22.5,22.5,21.8], &quot;code&quot;: &quot;CZ&quot;}, " calcext:value-type="string">
            <text:p>{"name": "Czech Republic", "data": [23.4,23.6,26.2,25.9,21.6,22.6,22.5,22.3,22.5,22.5,21.8], "code": "CZ"}, 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.3" calcext:value-type="float">
            <text:p>22.3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1" calcext:value-type="float">
            <text:p>22.1</text:p>
          </table:table-cell>
          <table:table-cell office:value-type="float" office:value="22.3" calcext:value-type="float">
            <text:p>22.3</text:p>
          </table:table-cell>
          <table:table-cell office:value-type="float" office:value="22" calcext:value-type="float">
            <text:p>22</text:p>
          </table:table-cell>
          <table:table-cell office:value-type="float" office:value="21.5" calcext:value-type="float">
            <text:p>21.5</text:p>
          </table:table-cell>
          <table:table-cell table:formula="of:=&quot;{&quot;&quot;name&quot;&quot;: &quot;&quot;&quot;&amp;[.B8]&amp;&quot;&quot;&quot;, &quot;&quot;data&quot;&quot;: [&quot;&amp;STRJOIN([.E8:.O8]; &quot;,&quot;)&amp;&quot;], &quot;&quot;code&quot;&quot;: &quot;&quot;&quot;&amp;[.A8]&amp;&quot;&quot;&quot;}, &quot;" office:value-type="string" office:string-value="{&quot;name&quot;: &quot;Germany&quot;, &quot;data&quot;: [22.7,22.8,22.8,22.6,22.3,22.4,22.7,22.1,22.3,22,21.5], &quot;code&quot;: &quot;DE&quot;}, " calcext:value-type="string">
            <text:p>{"name": "Germany", "data": [22.7,22.8,22.8,22.6,22.3,22.4,22.7,22.1,22.3,22,21.5], "code": "DE"}, 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office:value-type="float" office:value="17.1" calcext:value-type="float">
            <text:p>17.1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5" calcext:value-type="float">
            <text:p>15</text:p>
          </table:table-cell>
          <table:table-cell table:formula="of:=&quot;{&quot;&quot;name&quot;&quot;: &quot;&quot;&quot;&amp;[.B9]&amp;&quot;&quot;&quot;, &quot;&quot;data&quot;&quot;: [&quot;&amp;STRJOIN([.E9:.O9]; &quot;,&quot;)&amp;&quot;], &quot;&quot;code&quot;&quot;: &quot;&quot;&quot;&amp;[.A9]&amp;&quot;&quot;&quot;}, &quot;" office:value-type="string" office:string-value="{&quot;name&quot;: &quot;Denmark&quot;, &quot;data&quot;: [17.6,17.7,17.1,16.8,15.9,16.4,16.8,16.5,16,15.1,15], &quot;code&quot;: &quot;DK&quot;}, " calcext:value-type="string">
            <text:p>{"name": "Denmark", "data": [17.6,17.7,17.1,16.8,15.9,16.4,16.8,16.5,16,15.1,15], "code": "DK"}, </text:p>
          </table:table-cell>
        </table:table-row>
        <table:table-row table:style-name="ro1" table:visibility="filter">
          <table:table-cell office:value-type="string" calcext:value-type="string">
            <text:p>EA18</text:p>
          </table:table-cell>
          <table:table-cell office:value-type="string" calcext:value-type="string">
            <text:p>Euro Area 1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null 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7.6" calcext:value-type="float">
            <text:p>17.6</text:p>
          </table:table-cell>
          <table:table-cell office:value-type="float" office:value="17.2" calcext:value-type="float">
            <text:p>17.2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table:formula="of:=&quot;{name: &quot;&amp;[.B10]&amp;&quot;, data:[&quot;&amp;STRJOIN([.E10:.O10]; &quot;,&quot;)&amp;&quot;], code: &quot;&amp;[.A10]&amp;&quot;}&quot;" office:value-type="string" office:string-value="{name: Euro Area 18, data:[null ,null ,null ,null ,17,17.3,17.6,17.2,16.9,16.7,16.3], code: EA18}" calcext:value-type="string">
            <text:p>{name: Euro Area 18, data:[null ,null ,null ,null ,17,17.3,17.6,17.2,16.9,16.7,16.3], code: EA18}</text:p>
          </table:table-cell>
        </table:table-row>
        <table:table-row table:style-name="ro1" table:visibility="filter">
          <table:table-cell office:value-type="string" calcext:value-type="string">
            <text:p>EA19</text:p>
          </table:table-cell>
          <table:table-cell office:value-type="string" calcext:value-type="string">
            <text:p>Euro Area 1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null 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7.6" calcext:value-type="float">
            <text:p>17.6</text:p>
          </table:table-cell>
          <table:table-cell office:value-type="float" office:value="17.1" calcext:value-type="float">
            <text:p>17.1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table:formula="of:=&quot;{name: &quot;&amp;[.B11]&amp;&quot;, data:[&quot;&amp;STRJOIN([.E11:.O11]; &quot;,&quot;)&amp;&quot;], code: &quot;&amp;[.A11]&amp;&quot;}&quot;" office:value-type="string" office:string-value="{name: Euro Area 19, data:[null ,null ,null ,null ,17,17.3,17.6,17.1,16.9,16.7,16.3], code: EA19}" calcext:value-type="string">
            <text:p>{name: Euro Area 19, data:[null ,null ,null ,null ,17,17.3,17.6,17.1,16.9,16.7,16.3], code: EA19}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29.8" calcext:value-type="float">
            <text:p>29.8</text:p>
          </table:table-cell>
          <table:table-cell office:value-type="float" office:value="30.9" calcext:value-type="float">
            <text:p>30.9</text:p>
          </table:table-cell>
          <table:table-cell office:value-type="float" office:value="27.6" calcext:value-type="float">
            <text:p>27.6</text:p>
          </table:table-cell>
          <table:table-cell office:value-type="float" office:value="26.6" calcext:value-type="float">
            <text:p>26.6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  <table:table-cell office:value-type="float" office:value="29.9" calcext:value-type="float">
            <text:p>29.9</text:p>
          </table:table-cell>
          <table:table-cell office:value-type="float" office:value="29.8" calcext:value-type="float">
            <text:p>29.8</text:p>
          </table:table-cell>
          <table:table-cell office:value-type="float" office:value="28.1" calcext:value-type="float">
            <text:p>28.1</text:p>
          </table:table-cell>
          <table:table-cell office:value-type="float" office:value="26.9" calcext:value-type="float">
            <text:p>26.9</text:p>
          </table:table-cell>
          <table:table-cell office:value-type="float" office:value="25.3" calcext:value-type="float">
            <text:p>25.3</text:p>
          </table:table-cell>
          <table:table-cell table:formula="of:=&quot;{&quot;&quot;name&quot;&quot;: &quot;&quot;&quot;&amp;[.B12]&amp;&quot;&quot;&quot;, &quot;&quot;data&quot;&quot;: [&quot;&amp;STRJOIN([.E12:.O12]; &quot;,&quot;)&amp;&quot;], &quot;&quot;code&quot;&quot;: &quot;&quot;&quot;&amp;[.A12]&amp;&quot;&quot;&quot;}, &quot;" office:value-type="string" office:string-value="{&quot;name&quot;: &quot;Estonia&quot;, &quot;data&quot;: [29.8,30.9,27.6,26.6,27.7,27.3,29.9,29.8,28.1,26.9,25.3], &quot;code&quot;: &quot;EE&quot;}, " calcext:value-type="string">
            <text:p>{"name": "Estonia", "data": [29.8,30.9,27.6,26.6,27.7,27.3,29.9,29.8,28.1,26.9,25.3], "code": "EE"}, 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ALSE</text:p>
          </table:table-cell>
          <table:table-cell office:value-type="float" office:value="25.5" calcext:value-type="float">
            <text:p>25.5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 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 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13]&amp;&quot;&quot;&quot;, &quot;&quot;data&quot;&quot;: [&quot;&amp;STRJOIN([.E13:.O13]; &quot;,&quot;)&amp;&quot;], &quot;&quot;code&quot;&quot;: &quot;&quot;&quot;&amp;[.A13]&amp;&quot;&quot;&quot;}, &quot;" office:value-type="string" office:string-value="{&quot;name&quot;: &quot;Greece&quot;, &quot;data&quot;: [20.7,21.5,22,null ,15,null ,null ,null ,12.5,null ,null ], &quot;code&quot;: &quot;EL&quot;}, " calcext:value-type="string">
            <text:p>{"name": "Greece", "data": [20.7,21.5,22,null ,15,null ,null ,null ,12.5,null ,null ], "code": "EL"},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ALSE</text:p>
          </table:table-cell>
          <table:table-cell office:value-type="float" office:value="20.2" calcext:value-type="float">
            <text:p>20.2</text:p>
          </table:table-cell>
          <table:table-cell office:value-type="float" office:value="17.9" calcext:value-type="float">
            <text:p>17.9</text:p>
          </table:table-cell>
          <table:table-cell office:value-type="float" office:value="18.1" calcext:value-type="float">
            <text:p>18.1</text:p>
          </table:table-cell>
          <table:table-cell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7.6" calcext:value-type="float">
            <text:p>17.6</text:p>
          </table:table-cell>
          <table:table-cell office:value-type="float" office:value="18.7" calcext:value-type="float">
            <text:p>18.7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4.2" calcext:value-type="float">
            <text:p>14.2</text:p>
          </table:table-cell>
          <table:table-cell table:formula="of:=&quot;{&quot;&quot;name&quot;&quot;: &quot;&quot;&quot;&amp;[.B14]&amp;&quot;&quot;&quot;, &quot;&quot;data&quot;&quot;: [&quot;&amp;STRJOIN([.E14:.O14]; &quot;,&quot;)&amp;&quot;], &quot;&quot;code&quot;&quot;: &quot;&quot;&quot;&amp;[.A14]&amp;&quot;&quot;&quot;}, &quot;" office:value-type="string" office:string-value="{&quot;name&quot;: &quot;Spain&quot;, &quot;data&quot;: [17.9,18.1,16.1,16.7,16.2,17.6,18.7,17.8,14.9,14.2,14.2], &quot;code&quot;: &quot;ES&quot;}, " calcext:value-type="string">
            <text:p>{"name": "Spain", "data": [17.9,18.1,16.1,16.7,16.2,17.6,18.7,17.8,14.9,14.2,14.2], "code": "ES"}, </text:p>
          </table:table-cell>
        </table:table-row>
        <table:table-row table:style-name="ro1" table:visibility="filter">
          <table:table-cell office:value-type="string" calcext:value-type="string">
            <text:p>EU27</text:p>
          </table:table-cell>
          <table:table-cell office:value-type="string" calcext:value-type="string">
            <text:p>European Union 2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ull 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null </text:p>
          </table:table-cell>
          <table:table-cell office:value-type="float" office:value="17.3" calcext:value-type="float">
            <text:p>17.3</text:p>
          </table:table-cell>
          <table:table-cell office:value-type="float" office:value="17.2" calcext:value-type="float">
            <text:p>17.2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8" calcext:value-type="float">
            <text:p>16.8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6.3" calcext:value-type="float">
            <text:p>16.3</text:p>
          </table:table-cell>
          <table:table-cell table:formula="of:=&quot;{name: &quot;&amp;[.B15]&amp;&quot;, data:[&quot;&amp;STRJOIN([.E15:.O15]; &quot;,&quot;)&amp;&quot;], code: &quot;&amp;[.A15]&amp;&quot;}&quot;" office:value-type="string" office:string-value="{name: European Union 27, data:[17.7,null ,17.3,17.2,16.5,16.9,17.3,16.8,16.6,16.3,16.3], code: EU27}" calcext:value-type="string">
            <text:p>{name: European Union 27, data:[17.7,null ,17.3,17.2,16.5,16.9,17.3,16.8,16.6,16.3,16.3], code: EU27}</text:p>
          </table:table-cell>
        </table:table-row>
        <table:table-row table:style-name="ro1" table:visibility="filter">
          <table:table-cell office:value-type="string" calcext:value-type="string">
            <text:p>EU28</text:p>
          </table:table-cell>
          <table:table-cell office:value-type="string" calcext:value-type="string">
            <text:p>European Union 2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null 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6.2" calcext:value-type="float">
            <text:p>16.2</text:p>
          </table:table-cell>
          <table:table-cell table:formula="of:=&quot;{name: &quot;&amp;[.B16]&amp;&quot;, data:[&quot;&amp;STRJOIN([.E16:.O16]; &quot;,&quot;)&amp;&quot;], code: &quot;&amp;[.A16]&amp;&quot;}&quot;" office:value-type="string" office:string-value="{name: European Union 28, data:[null ,null ,null ,null ,16.4,16.8,17.2,16.7,16.6,16.2,16.2], code: EU28}" calcext:value-type="string">
            <text:p>{name: European Union 28, data:[null ,null ,null ,null ,16.4,16.8,17.2,16.7,16.6,16.2,16.2], code: EU28}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21.3" calcext:value-type="float">
            <text:p>21.3</text:p>
          </table:table-cell>
          <table:table-cell office:value-type="float" office:value="20.2" calcext:value-type="float">
            <text:p>20.2</text:p>
          </table:table-cell>
          <table:table-cell office:value-type="float" office:value="20.5" calcext:value-type="float">
            <text:p>20.5</text:p>
          </table:table-cell>
          <table:table-cell office:value-type="float" office:value="20.8" calcext:value-type="float">
            <text:p>20.8</text:p>
          </table:table-cell>
          <table:table-cell office:value-type="float" office:value="20.3" calcext:value-type="float">
            <text:p>20.3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float" office:value="17.4" calcext:value-type="float">
            <text:p>17.4</text:p>
          </table:table-cell>
          <table:table-cell table:formula="of:=&quot;{&quot;&quot;name&quot;&quot;: &quot;&quot;&quot;&amp;[.B17]&amp;&quot;&quot;&quot;, &quot;&quot;data&quot;&quot;: [&quot;&amp;STRJOIN([.E17:.O17]; &quot;,&quot;)&amp;&quot;], &quot;&quot;code&quot;&quot;: &quot;&quot;&quot;&amp;[.A17]&amp;&quot;&quot;&quot;}, &quot;" office:value-type="string" office:string-value="{&quot;name&quot;: &quot;Finland&quot;, &quot;data&quot;: [21.3,20.2,20.5,20.8,20.3,19.1,19.2,18.8,18.4,17.6,17.4], &quot;code&quot;: &quot;FI&quot;}, " calcext:value-type="string">
            <text:p>{"name": "Finland", "data": [21.3,20.2,20.5,20.8,20.3,19.1,19.2,18.8,18.4,17.6,17.4], "code": "FI"}, 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5.2" calcext:value-type="float">
            <text:p>15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table:formula="of:=&quot;{&quot;&quot;name&quot;&quot;: &quot;&quot;&quot;&amp;[.B18]&amp;&quot;&quot;&quot;, &quot;&quot;data&quot;&quot;: [&quot;&amp;STRJOIN([.E18:.O18]; &quot;,&quot;)&amp;&quot;], &quot;&quot;code&quot;&quot;: &quot;&quot;&quot;&amp;[.A18]&amp;&quot;&quot;&quot;}, &quot;" office:value-type="string" office:string-value="{&quot;name&quot;: &quot;France&quot;, &quot;data&quot;: [15.4,17.3,16.9,15.2,15.6,15.7,15.6,15.5,15.5,15.3,15.2], &quot;code&quot;: &quot;FR&quot;}, " calcext:value-type="string">
            <text:p>{"name": "France", "data": [15.4,17.3,16.9,15.2,15.6,15.7,15.6,15.5,15.5,15.3,15.2], "code": "FR"}, 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null 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ull 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19]&amp;&quot;&quot;&quot;, &quot;&quot;data&quot;&quot;: [&quot;&amp;STRJOIN([.E19:.O19]; &quot;,&quot;)&amp;&quot;], &quot;&quot;code&quot;&quot;: &quot;&quot;&quot;&amp;[.A19]&amp;&quot;&quot;&quot;}, &quot;" office:value-type="string" office:string-value="{&quot;name&quot;: &quot;Croatia&quot;, &quot;data&quot;: [null ,null ,null ,null ,5.7,null ,null ,7.7,8.7,null ,null ], &quot;code&quot;: &quot;HR&quot;}, " calcext:value-type="string">
            <text:p>{"name": "Croatia", "data": [null ,null ,null ,null ,5.7,null ,null ,7.7,8.7,null ,null ], "code": "HR"}, 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FALSE</text:p>
          </table:table-cell>
          <table:table-cell office:value-type="float" office:value="19.1" calcext:value-type="float">
            <text:p>19.1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office:value-type="float" office:value="17.1" calcext:value-type="float">
            <text:p>17.1</text:p>
          </table:table-cell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office:value-type="float" office:value="20.1" calcext:value-type="float">
            <text:p>20.1</text:p>
          </table:table-cell>
          <table:table-cell office:value-type="float" office:value="18.4" calcext:value-type="float">
            <text:p>18.4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&quot;{&quot;&quot;name&quot;&quot;: &quot;&quot;&quot;&amp;[.B20]&amp;&quot;&quot;&quot;, &quot;&quot;data&quot;&quot;: [&quot;&amp;STRJOIN([.E20:.O20]; &quot;,&quot;)&amp;&quot;], &quot;&quot;code&quot;&quot;: &quot;&quot;&quot;&amp;[.A20]&amp;&quot;&quot;&quot;}, &quot;" office:value-type="string" office:string-value="{&quot;name&quot;: &quot;Hungary&quot;, &quot;data&quot;: [14.4,16.3,17.5,17.1,17.6,18,20.1,18.4,15.1,14,14], &quot;code&quot;: &quot;HU&quot;}, " calcext:value-type="string">
            <text:p>{"name": "Hungary", "data": [14.4,16.3,17.5,17.1,17.6,18,20.1,18.4,15.1,14,14], "code": "HU"}, 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17.2" calcext:value-type="float">
            <text:p>17.2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21]&amp;&quot;&quot;&quot;, &quot;&quot;data&quot;&quot;: [&quot;&amp;STRJOIN([.E21:.O21]; &quot;,&quot;)&amp;&quot;], &quot;&quot;code&quot;&quot;: &quot;&quot;&quot;&amp;[.A21]&amp;&quot;&quot;&quot;}, &quot;" office:value-type="string" office:string-value="{&quot;name&quot;: &quot;Ireland&quot;, &quot;data&quot;: [17.2,17.3,12.6,12.6,13.9,12.7,12.2,12.9,13.9,null ,null ], &quot;code&quot;: &quot;IE&quot;}, " calcext:value-type="string">
            <text:p>{"name": "Ireland", "data": [17.2,17.3,12.6,12.6,13.9,12.7,12.2,12.9,13.9,null ,null ], "code": "IE"}, 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 </text:p>
          </table:table-cell>
          <table:table-cell office:value-type="float" office:value="24" calcext:value-type="float">
            <text:p>24</text:p>
          </table:table-cell>
          <table:table-cell office:value-type="float" office:value="20.7" calcext:value-type="float">
            <text:p>20.7</text:p>
          </table:table-cell>
          <table:table-cell office:value-type="float" office:value="18" calcext:value-type="float">
            <text:p>18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office:value-type="float" office:value="17.7" calcext:value-type="float">
            <text:p>17.7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17.5" calcext:value-type="float">
            <text:p>17.5</text:p>
          </table:table-cell>
          <table:table-cell office:value-type="float" office:value="16.3" calcext:value-type="float">
            <text:p>16.3</text:p>
          </table:table-cell>
          <table:table-cell table:formula="of:=&quot;{&quot;&quot;name&quot;&quot;: &quot;&quot;&quot;&amp;[.B22]&amp;&quot;&quot;&quot;, &quot;&quot;data&quot;&quot;: [&quot;&amp;STRJOIN([.E22:.O22]; &quot;,&quot;)&amp;&quot;], &quot;&quot;code&quot;&quot;: &quot;&quot;&quot;&amp;[.A22]&amp;&quot;&quot;&quot;}, &quot;" office:value-type="string" office:string-value="{&quot;name&quot;: &quot;Iceland&quot;, &quot;data&quot;: [null ,24,20.7,18,17.7,17.8,17.7,19,16.7,17.5,16.3], &quot;code&quot;: &quot;IS&quot;}, " calcext:value-type="string">
            <text:p>{"name": "Iceland", "data": [null ,24,20.7,18,17.7,17.8,17.7,19,16.7,17.5,16.3], "code": "IS"}, 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formula="of:=&quot;{&quot;&quot;name&quot;&quot;: &quot;&quot;&quot;&amp;[.B23]&amp;&quot;&quot;&quot;, &quot;&quot;data&quot;&quot;: [&quot;&amp;STRJOIN([.E23:.O23]; &quot;,&quot;)&amp;&quot;], &quot;&quot;code&quot;&quot;: &quot;&quot;&quot;&amp;[.A23]&amp;&quot;&quot;&quot;}, &quot;" office:value-type="string" office:string-value="{&quot;name&quot;: &quot;Italy&quot;, &quot;data&quot;: [4.4,5.1,4.9,5.5,5.3,5.7,6.5,7,6.1,5.5,5.3], &quot;code&quot;: &quot;IT&quot;}, " calcext:value-type="string">
            <text:p>{"name": "Italy", "data": [4.4,5.1,4.9,5.5,5.3,5.7,6.5,7,6.1,5.5,5.3], "code": "IT"}, 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FALSE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21.6" calcext:value-type="float">
            <text:p>21.6</text:p>
          </table:table-cell>
          <table:table-cell office:value-type="float" office:value="15.3" calcext:value-type="float">
            <text:p>15.3</text:p>
          </table:table-cell>
          <table:table-cell office:value-type="float" office:value="14.6" calcext:value-type="float">
            <text:p>14.6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  <table:table-cell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  <table:table-cell table:formula="of:=&quot;{&quot;&quot;name&quot;&quot;: &quot;&quot;&quot;&amp;[.B24]&amp;&quot;&quot;&quot;, &quot;&quot;data&quot;&quot;: [&quot;&amp;STRJOIN([.E24:.O24]; &quot;,&quot;)&amp;&quot;], &quot;&quot;code&quot;&quot;: &quot;&quot;&quot;&amp;[.A24]&amp;&quot;&quot;&quot;}, &quot;" office:value-type="string" office:string-value="{&quot;name&quot;: &quot;Lithuania&quot;, &quot;data&quot;: [17.1,22.6,21.6,15.3,14.6,11.5,11.9,12.2,13.3,14.2,14.4], &quot;code&quot;: &quot;LT&quot;}, " calcext:value-type="string">
            <text:p>{"name": "Lithuania", "data": [17.1,22.6,21.6,15.3,14.6,11.5,11.9,12.2,13.3,14.2,14.4], "code": "LT"}, 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0.7" calcext:value-type="float">
            <text:p>10.7</text:p>
          </table:table-cell>
          <table:table-cell office:value-type="float" office:value="10.2" calcext:value-type="float">
            <text:p>10.2</text:p>
          </table:table-cell>
          <table:table-cell office:value-type="float" office:value="9.7" calcext:value-type="float">
            <text:p>9.7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5" calcext:value-type="float">
            <text:p>5.5</text:p>
          </table:table-cell>
          <table:table-cell table:formula="of:=&quot;{&quot;&quot;name&quot;&quot;: &quot;&quot;&quot;&amp;[.B25]&amp;&quot;&quot;&quot;, &quot;&quot;data&quot;&quot;: [&quot;&amp;STRJOIN([.E25:.O25]; &quot;,&quot;)&amp;&quot;], &quot;&quot;code&quot;&quot;: &quot;&quot;&quot;&amp;[.A25]&amp;&quot;&quot;&quot;}, &quot;" office:value-type="string" office:string-value="{&quot;name&quot;: &quot;Luxembourg&quot;, &quot;data&quot;: [10.7,10.2,9.7,9.2,8.7,7.9,7,6.2,5.4,5.5,5.5], &quot;code&quot;: &quot;LU&quot;}, " calcext:value-type="string">
            <text:p>{"name": "Luxembourg", "data": [10.7,10.2,9.7,9.2,8.7,7.9,7,6.2,5.4,5.5,5.5], "code": "LU"}, 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5.1" calcext:value-type="float">
            <text:p>15.1</text:p>
          </table:table-cell>
          <table:table-cell office:value-type="float" office:value="13.6" calcext:value-type="float">
            <text:p>13.6</text:p>
          </table:table-cell>
          <table:table-cell office:value-type="float" office:value="11.8" calcext:value-type="float">
            <text:p>11.8</text:p>
          </table:table-cell>
          <table:table-cell office:value-type="float" office:value="13.1" calcext:value-type="float">
            <text:p>13.1</text:p>
          </table:table-cell>
          <table:table-cell office:value-type="float" office:value="15.5" calcext:value-type="float">
            <text:p>15.5</text:p>
          </table:table-cell>
          <table:table-cell office:value-type="float" office:value="14.1" calcext:value-type="float">
            <text:p>14.1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&quot;{&quot;&quot;name&quot;&quot;: &quot;&quot;&quot;&amp;[.B26]&amp;&quot;&quot;&quot;, &quot;&quot;data&quot;&quot;: [&quot;&amp;STRJOIN([.E26:.O26]; &quot;,&quot;)&amp;&quot;], &quot;&quot;code&quot;&quot;: &quot;&quot;&quot;&amp;[.A26]&amp;&quot;&quot;&quot;}, &quot;" office:value-type="string" office:string-value="{&quot;name&quot;: &quot;Latvia&quot;, &quot;data&quot;: [15.1,13.6,11.8,13.1,15.5,14.1,14.9,16,17.3,17,17], &quot;code&quot;: &quot;LV&quot;}, " calcext:value-type="string">
            <text:p>{"name": "Latvia", "data": [15.1,13.6,11.8,13.1,15.5,14.1,14.9,16,17.3,17,17], "code": "LV"}, 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FALSE</text:p>
          </table:table-cell>
          <table:table-cell table:number-columns-repeated="9" office:value-type="string" calcext:value-type="string">
            <text:p>null 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27]&amp;&quot;&quot;&quot;, &quot;&quot;data&quot;&quot;: [&quot;&amp;STRJOIN([.E27:.O27]; &quot;,&quot;)&amp;&quot;], &quot;&quot;code&quot;&quot;: &quot;&quot;&quot;&amp;[.A27]&amp;&quot;&quot;&quot;}, &quot;" office:value-type="string" office:string-value="{&quot;name&quot;: &quot;Montenegro&quot;, &quot;data&quot;: [null ,null ,null ,null ,null ,null ,null ,null ,7.7,null ,null ], &quot;code&quot;: &quot;ME&quot;}, " calcext:value-type="string">
            <text:p>{"name": "Montenegro", "data": [null ,null ,null ,null ,null ,null ,null ,null ,7.7,null ,null ], "code": "ME"}, </text:p>
          </table:table-cell>
        </table:table-row>
        <table:table-row table:style-name="ro2">
          <table:table-cell office:value-type="string" calcext:value-type="string">
            <text:p>MK</text:p>
          </table:table-cell>
          <table:table-cell table:style-name="ce1" office:value-type="string" calcext:value-type="string">
            <text:p>The former Yugoslav Republic of Macedonia </text:p>
          </table:table-cell>
          <table:table-cell office:value-type="string" calcext:value-type="string">
            <text:p>FALSE</text:p>
          </table:table-cell>
          <table:table-cell table:number-columns-repeated="9" office:value-type="string" calcext:value-type="string">
            <text:p>null 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28]&amp;&quot;&quot;&quot;, &quot;&quot;data&quot;&quot;: [&quot;&amp;STRJOIN([.E28:.O28]; &quot;,&quot;)&amp;&quot;], &quot;&quot;code&quot;&quot;: &quot;&quot;&quot;&amp;[.A28]&amp;&quot;&quot;&quot;}, &quot;" office:value-type="string" office:string-value="{&quot;name&quot;: &quot;The former Yugoslav Republic of Macedonia &quot;, &quot;data&quot;: [null ,null ,null ,null ,null ,null ,null ,null ,9.1,null ,null ], &quot;code&quot;: &quot;MK&quot;}, " calcext:value-type="string">
            <text:p>{"name": "The former Yugoslav Republic of Macedonia ", "data": [null ,null ,null ,null ,null ,null ,null ,null ,9.1,null ,null ], "code": "MK"}, 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5.2" calcext:value-type="float">
            <text:p>5.2</text:p>
          </table:table-cell>
          <table:table-cell office:value-type="float" office:value="7.8" calcext:value-type="float">
            <text:p>7.8</text:p>
          </table:table-cell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  <table:table-cell office:value-type="float" office:value="7.2" calcext:value-type="float">
            <text:p>7.2</text:p>
          </table:table-cell>
          <table:table-cell office:value-type="float" office:value="7.7" calcext:value-type="float">
            <text:p>7.7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table:formula="of:=&quot;{&quot;&quot;name&quot;&quot;: &quot;&quot;&quot;&amp;[.B29]&amp;&quot;&quot;&quot;, &quot;&quot;data&quot;&quot;: [&quot;&amp;STRJOIN([.E29:.O29]; &quot;,&quot;)&amp;&quot;], &quot;&quot;code&quot;&quot;: &quot;&quot;&quot;&amp;[.A29]&amp;&quot;&quot;&quot;}, &quot;" office:value-type="string" office:string-value="{&quot;name&quot;: &quot;Malta&quot;, &quot;data&quot;: [5.2,7.8,9.2,7.7,7.2,7.7,9.5,9.7,10.6,10.4,11], &quot;code&quot;: &quot;MT&quot;}, " calcext:value-type="string">
            <text:p>{"name": "Malta", "data": [5.2,7.8,9.2,7.7,7.2,7.7,9.5,9.7,10.6,10.4,11], "code": "MT"}, 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etherland</text:p>
          </table:table-cell>
          <table:table-cell office:value-type="string" calcext:value-type="string">
            <text:p>FALSE</text:p>
          </table:table-cell>
          <table:table-cell office:value-type="float" office:value="18.7" calcext:value-type="float">
            <text:p>18.7</text:p>
          </table:table-cell>
          <table:table-cell office:value-type="float" office:value="23.6" calcext:value-type="float">
            <text:p>23.6</text:p>
          </table:table-cell>
          <table:table-cell office:value-type="float" office:value="19.3" calcext:value-type="float">
            <text:p>19.3</text:p>
          </table:table-cell>
          <table:table-cell office:value-type="float" office:value="18.9" calcext:value-type="float">
            <text:p>18.9</text:p>
          </table:table-cell>
          <table:table-cell office:value-type="float" office:value="18.5" calcext:value-type="float">
            <text:p>18.5</text:p>
          </table:table-cell>
          <table:table-cell office:value-type="float" office:value="17.8" calcext:value-type="float">
            <text:p>17.8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table:formula="of:=&quot;{&quot;&quot;name&quot;&quot;: &quot;&quot;&quot;&amp;[.B30]&amp;&quot;&quot;&quot;, &quot;&quot;data&quot;&quot;: [&quot;&amp;STRJOIN([.E30:.O30]; &quot;,&quot;)&amp;&quot;], &quot;&quot;code&quot;&quot;: &quot;&quot;&quot;&amp;[.A30]&amp;&quot;&quot;&quot;}, &quot;" office:value-type="string" office:string-value="{&quot;name&quot;: &quot;Netherland&quot;, &quot;data&quot;: [23.6,19.3,18.9,18.5,17.8,18.6,17.6,16.5,16.1,16.1,15.6], &quot;code&quot;: &quot;NL&quot;}, " calcext:value-type="string">
            <text:p>{"name": "Netherland", "data": [23.6,19.3,18.9,18.5,17.8,18.6,17.6,16.5,16.1,16.1,15.6], "code": "NL"}, 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4.9" calcext:value-type="float">
            <text:p>14.9</text:p>
          </table:table-cell>
          <table:table-cell table:formula="of:=&quot;{&quot;&quot;name&quot;&quot;: &quot;&quot;&quot;&amp;[.B31]&amp;&quot;&quot;&quot;, &quot;&quot;data&quot;&quot;: [&quot;&amp;STRJOIN([.E31:.O31]; &quot;,&quot;)&amp;&quot;], &quot;&quot;code&quot;&quot;: &quot;&quot;&quot;&amp;[.A31]&amp;&quot;&quot;&quot;}, &quot;" office:value-type="string" office:string-value="{&quot;name&quot;: &quot;Norway&quot;, &quot;data&quot;: [16,15.6,17,16.5,16.1,15.7,14.7,15.5,14.5,16.2,14.9], &quot;code&quot;: &quot;NO&quot;}, " calcext:value-type="string">
            <text:p>{"name": "Norway", "data": [16,15.6,17,16.5,16.1,15.7,14.7,15.5,14.5,16.2,14.9], "code": "NO"}, 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table:formula="of:=&quot;{&quot;&quot;name&quot;&quot;: &quot;&quot;&quot;&amp;[.B32]&amp;&quot;&quot;&quot;, &quot;&quot;data&quot;&quot;: [&quot;&amp;STRJOIN([.E32:.O32]; &quot;,&quot;)&amp;&quot;], &quot;&quot;code&quot;&quot;: &quot;&quot;&quot;&amp;[.A32]&amp;&quot;&quot;&quot;}, &quot;" office:value-type="string" office:string-value="{&quot;name&quot;: &quot;Poland&quot;, &quot;data&quot;: [7.5,14.9,11.4,8,4.5,5.5,6.4,7.1,7.7,7.4,7.2], &quot;code&quot;: &quot;PL&quot;}, " calcext:value-type="string">
            <text:p>{"name": "Poland", "data": [7.5,14.9,11.4,8,4.5,5.5,6.4,7.1,7.7,7.4,7.2], "code": "PL"}, 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office:value-type="float" office:value="17.5" calcext:value-type="float">
            <text:p>17.5</text:p>
          </table:table-cell>
          <table:table-cell table:formula="of:=&quot;{&quot;&quot;name&quot;&quot;: &quot;&quot;&quot;&amp;[.B33]&amp;&quot;&quot;&quot;, &quot;&quot;data&quot;&quot;: [&quot;&amp;STRJOIN([.E33:.O33]; &quot;,&quot;)&amp;&quot;], &quot;&quot;code&quot;&quot;: &quot;&quot;&quot;&amp;[.A33]&amp;&quot;&quot;&quot;}, &quot;" office:value-type="string" office:string-value="{&quot;name&quot;: &quot;Portugal&quot;, &quot;data&quot;: [8.4,8.5,9.2,10,12.8,12.9,15,13.3,14.9,17.8,17.5], &quot;code&quot;: &quot;PT&quot;}, " calcext:value-type="string">
            <text:p>{"name": "Portugal", "data": [8.4,8.5,9.2,10,12.8,12.9,15,13.3,14.9,17.8,17.5], "code": "PT"}, 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7.8" calcext:value-type="float">
            <text:p>7.8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7.4" calcext:value-type="float">
            <text:p>7.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5.8 e</text:p>
          </table:table-cell>
          <table:table-cell office:value-type="string" calcext:value-type="string">
            <text:p>5.2 e</text:p>
          </table:table-cell>
          <table:table-cell table:formula="of:=&quot;{&quot;&quot;name&quot;&quot;: &quot;&quot;&quot;&amp;[.B34]&amp;&quot;&quot;&quot;, &quot;&quot;data&quot;&quot;: [&quot;&amp;STRJOIN([.E34:.O34]; &quot;,&quot;)&amp;&quot;], &quot;&quot;code&quot;&quot;: &quot;&quot;&quot;&amp;[.A34]&amp;&quot;&quot;&quot;}, &quot;" office:value-type="string" office:string-value="{&quot;name&quot;: &quot;Romania&quot;, &quot;data&quot;: [7.8,12.5,8.5,7.4,8.8,9.6,6.9,4.9,4.5,5.8 e,5.2 e], &quot;code&quot;: &quot;RO&quot;}, " calcext:value-type="string">
            <text:p>{"name": "Romania", "data": [7.8,12.5,8.5,7.4,8.8,9.6,6.9,4.9,4.5,5.8 e,5.2 e], "code": "RO"}, 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ALSE</text:p>
          </table:table-cell>
          <table:table-cell table:number-columns-repeated="9" office:value-type="string" calcext:value-type="string">
            <text:p>null 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35]&amp;&quot;&quot;&quot;, &quot;&quot;data&quot;&quot;: [&quot;&amp;STRJOIN([.E35:.O35]; &quot;,&quot;)&amp;&quot;], &quot;&quot;code&quot;&quot;: &quot;&quot;&quot;&amp;[.A35]&amp;&quot;&quot;&quot;}, &quot;" office:value-type="string" office:string-value="{&quot;name&quot;: &quot;Serbia&quot;, &quot;data&quot;: [null ,null ,null ,null ,null ,null ,null ,null ,8.7,null ,null ], &quot;code&quot;: &quot;RS&quot;}, " calcext:value-type="string">
            <text:p>{"name": "Serbia", "data": [null ,null ,null ,null ,null ,null ,null ,null ,8.7,null ,null ], "code": "RS"},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16.5" calcext:value-type="float">
            <text:p>16.5</text:p>
          </table:table-cell>
          <table:table-cell office:value-type="float" office:value="17.8" calcext:value-type="float">
            <text:p>17.8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5.4" calcext:value-type="float">
            <text:p>15.4</text:p>
          </table:table-cell>
          <table:table-cell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.3</text:p>
          </table:table-cell>
          <table:table-cell table:formula="of:=&quot;{&quot;&quot;name&quot;&quot;: &quot;&quot;&quot;&amp;[.B36]&amp;&quot;&quot;&quot;, &quot;&quot;data&quot;&quot;: [&quot;&amp;STRJOIN([.E36:.O36]; &quot;,&quot;)&amp;&quot;], &quot;&quot;code&quot;&quot;: &quot;&quot;&quot;&amp;[.A36]&amp;&quot;&quot;&quot;}, &quot;" office:value-type="string" office:string-value="{&quot;name&quot;: &quot;Sweden&quot;, &quot;data&quot;: [16.5,17.8,16.9,15.7,15.4,15.6,15.5,14.6,13.8,14,13.3], &quot;code&quot;: &quot;SE&quot;}, " calcext:value-type="string">
            <text:p>{"name": "Sweden", "data": [16.5,17.8,16.9,15.7,15.4,15.6,15.5,14.6,13.8,14,13.3], "code": "SE"}, 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FALSE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7.8" calcext:value-type="float">
            <text:p>7.8</text:p>
          </table:table-cell>
          <table:table-cell table:formula="of:=&quot;{&quot;&quot;name&quot;&quot;: &quot;&quot;&quot;&amp;[.B37]&amp;&quot;&quot;&quot;, &quot;&quot;data&quot;&quot;: [&quot;&amp;STRJOIN([.E37:.O37]; &quot;,&quot;)&amp;&quot;], &quot;&quot;code&quot;&quot;: &quot;&quot;&quot;&amp;[.A37]&amp;&quot;&quot;&quot;}, &quot;" office:value-type="string" office:string-value="{&quot;name&quot;: &quot;Slovenia&quot;, &quot;data&quot;: [8,5,4.1,-0.9,0.9,3.3,4.5,6.3,7,8.1,7.8], &quot;code&quot;: &quot;SI&quot;}, " calcext:value-type="string">
            <text:p>{"name": "Slovenia", "data": [8,5,4.1,-0.9,0.9,3.3,4.5,6.3,7,8.1,7.8], "code": "SI"}, 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FALSE</text:p>
          </table:table-cell>
          <table:table-cell office:value-type="float" office:value="27.7" calcext:value-type="float">
            <text:p>27.7</text:p>
          </table:table-cell>
          <table:table-cell office:value-type="float" office:value="25.8" calcext:value-type="float">
            <text:p>25.8</text:p>
          </table:table-cell>
          <table:table-cell office:value-type="float" office:value="23.6" calcext:value-type="float">
            <text:p>23.6</text:p>
          </table:table-cell>
          <table:table-cell office:value-type="float" office:value="20.9" calcext:value-type="float">
            <text:p>20.9</text:p>
          </table:table-cell>
          <table:table-cell office:value-type="float" office:value="21.9" calcext:value-type="float">
            <text:p>21.9</text:p>
          </table:table-cell>
          <table:table-cell office:value-type="float" office:value="19.6" calcext:value-type="float">
            <text:p>19.6</text:p>
          </table:table-cell>
          <table:table-cell office:value-type="float" office:value="20.1" calcext:value-type="float">
            <text:p>20.1</text:p>
          </table:table-cell>
          <table:table-cell office:value-type="float" office:value="20.8" calcext:value-type="float">
            <text:p>20.8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  <table:table-cell office:value-type="float" office:value="19" calcext:value-type="float">
            <text:p>19</text:p>
          </table:table-cell>
          <table:table-cell table:formula="of:=&quot;{&quot;&quot;name&quot;&quot;: &quot;&quot;&quot;&amp;[.B38]&amp;&quot;&quot;&quot;, &quot;&quot;data&quot;&quot;: [&quot;&amp;STRJOIN([.E38:.O38]; &quot;,&quot;)&amp;&quot;], &quot;&quot;code&quot;&quot;: &quot;&quot;&quot;&amp;[.A38]&amp;&quot;&quot;&quot;}, &quot;" office:value-type="string" office:string-value="{&quot;name&quot;: &quot;Slovakia&quot;, &quot;data&quot;: [25.8,23.6,20.9,21.9,19.6,20.1,20.8,18.8,19.7,19.6,19], &quot;code&quot;: &quot;SK&quot;}, " calcext:value-type="string">
            <text:p>{"name": "Slovakia", "data": [25.8,23.6,20.9,21.9,19.6,20.1,20.8,18.8,19.7,19.6,19], "code": "SK"}, 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 </text:p>
          </table:table-cell>
          <table:table-cell office:value-type="float" office:value="-2.2" calcext:value-type="float">
            <text:p>-2.2</text:p>
          </table:table-cell>
          <table:table-cell table:number-columns-repeated="7" office:value-type="string" calcext:value-type="string">
            <text:p>null 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string" calcext:value-type="string">
            <text:p>null </text:p>
          </table:table-cell>
          <table:table-cell table:formula="of:=&quot;{&quot;&quot;name&quot;&quot;: &quot;&quot;&quot;&amp;[.B39]&amp;&quot;&quot;&quot;, &quot;&quot;data&quot;&quot;: [&quot;&amp;STRJOIN([.E39:.O39]; &quot;,&quot;)&amp;&quot;], &quot;&quot;code&quot;&quot;: &quot;&quot;&quot;&amp;[.A39]&amp;&quot;&quot;&quot;}, &quot;" office:value-type="string" office:string-value="{&quot;name&quot;: &quot;Turkey&quot;, &quot;data&quot;: [-2.2,null ,null ,null ,null ,null ,null ,null ,-1.3,null ,null ], &quot;code&quot;: &quot;TR&quot;}, " calcext:value-type="string">
            <text:p>{"name": "Turkey", "data": [-2.2,null ,null ,null ,null ,null ,null ,null ,-1.3,null ,null ], "code": "TR"}, 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ted Kingdon</text:p>
          </table:table-cell>
          <table:table-cell office:value-type="string" calcext:value-type="string">
            <text:p>FALSE</text:p>
          </table:table-cell>
          <table:table-cell office:value-type="float" office:value="27.3" calcext:value-type="float">
            <text:p>27.3</text:p>
          </table:table-cell>
          <table:table-cell office:value-type="float" office:value="24.3" calcext:value-type="float">
            <text:p>24.3</text:p>
          </table:table-cell>
          <table:table-cell office:value-type="float" office:value="20.8" calcext:value-type="float">
            <text:p>20.8</text:p>
          </table:table-cell>
          <table:table-cell office:value-type="float" office:value="21.4" calcext:value-type="float">
            <text:p>21.4</text:p>
          </table:table-cell>
          <table:table-cell office:value-type="float" office:value="20.6" calcext:value-type="float">
            <text:p>20.6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  <table:table-cell office:value-type="float" office:value="21.2" calcext:value-type="float">
            <text:p>21.2</text:p>
          </table:table-cell>
          <table:table-cell office:value-type="float" office:value="20.5" calcext:value-type="float">
            <text:p>20.5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&quot;{&quot;&quot;name&quot;&quot;: &quot;&quot;&quot;&amp;[.B40]&amp;&quot;&quot;&quot;, &quot;&quot;data&quot;&quot;: [&quot;&amp;STRJOIN([.E40:.O40]; &quot;,&quot;)&amp;&quot;], &quot;&quot;code&quot;&quot;: &quot;&quot;&quot;&amp;[.A40]&amp;&quot;&quot;&quot;}, &quot;" office:value-type="string" office:string-value="{&quot;name&quot;: &quot;United Kingdon&quot;, &quot;data&quot;: [24.3,20.8,21.4,20.6,19.5,19.7,21.2,20.5,20.9,21,21], &quot;code&quot;: &quot;UK&quot;}, " calcext:value-type="string">
            <text:p>{"name": "United Kingdon", "data": [24.3,20.8,21.4,20.6,19.5,19.7,21.2,20.5,20.9,21,21], "code": "UK"}, </text:p>
          </table:table-cell>
        </table:table-row>
      </table:table>
      <table:table table:name="CountryLookup" table:style-name="ta1">
        <table:table-column table:style-name="co3" table:number-columns-repeated="6" table:default-cell-style-name="ce1"/>
        <table:table-row table:style-name="ro1">
          <table:table-cell table:style-name="ce3" office:value-type="string" calcext:value-type="string">
            <text:p>estatcode</text:p>
          </table:table-cell>
          <table:table-cell table:style-name="ce3" office:value-type="string" calcext:value-type="string">
            <text:p>eeacode</text:p>
          </table:table-cell>
          <table:table-cell table:style-name="ce3" office:value-type="string" calcext:value-type="string">
            <text:p>nutscode</text:p>
          </table:table-cell>
          <table:table-cell table:style-name="ce3" office:value-type="string" calcext:value-type="string">
            <text:p>faocode</text:p>
          </table:table-cell>
          <table:table-cell table:style-name="ce3" office:value-type="string" calcext:value-type="string">
            <text:p>gdp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>
          <table:table-cell table:number-columns-repeated="2" office:value-type="string" calcext:value-type="string">
            <text:p>BE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43.98441" calcext:value-type="float">
            <text:p>43.9844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table:number-columns-repeated="2" office:value-type="string" calcext:value-type="string">
            <text:p>BG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6.5014677" calcext:value-type="float">
            <text:p>6.5014677</text:p>
          </table:table-cell>
          <table:table-cell office:value-type="string" calcext:value-type="string">
            <text:p>Bulgaria</text:p>
          </table:table-cell>
        </table:table-row>
        <table:table-row table:style-name="ro3">
          <table:table-cell table:number-columns-repeated="2" office:value-type="string" calcext:value-type="string">
            <text:p>CZ</text:p>
          </table:table-cell>
          <table:table-cell office:value-type="string" calcext:value-type="string">
            <text:p>None</text:p>
          </table:table-cell>
          <table:table-cell office:value-type="float" office:value="167" calcext:value-type="float">
            <text:p>167</text:p>
          </table:table-cell>
          <table:table-cell office:value-type="float" office:value="18.133423" calcext:value-type="float">
            <text:p>18.133423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table:number-columns-repeated="2" office:value-type="string" calcext:value-type="string">
            <text:p>DK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5.783062" calcext:value-type="float">
            <text:p>55.783062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40.461132" calcext:value-type="float">
            <text:p>40.461132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14.231171" calcext:value-type="float">
            <text:p>14.231171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table:number-columns-repeated="2" office:value-type="string" calcext:value-type="string">
            <text:p>IE</text:p>
          </table:table-cell>
          <table:table-cell office:value-type="string" calcext:value-type="string">
            <text:p>None</text:p>
          </table:table-cell>
          <table:table-cell office:value-type="float" office:value="104" calcext:value-type="float">
            <text:p>104</text:p>
          </table:table-cell>
          <table:table-cell office:value-type="float" office:value="50.826176" calcext:value-type="float">
            <text:p>50.826176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29.045162" calcext:value-type="float">
            <text:p>29.045162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None</text:p>
          </table:table-cell>
          <table:table-cell office:value-type="float" office:value="203" calcext:value-type="float">
            <text:p>203</text:p>
          </table:table-cell>
          <table:table-cell office:value-type="float" office:value="31.691517" calcext:value-type="float">
            <text:p>31.691517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42.196472" calcext:value-type="float">
            <text:p>42.19647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number-columns-repeated="2" office:value-type="string" calcext:value-type="string">
            <text:p>IT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</text:p>
          </table:table-cell>
          <table:table-cell office:value-type="float" office:value="34.89257" calcext:value-type="float">
            <text:p>34.8925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table:number-columns-repeated="2" office:value-type="string" calcext:value-type="string">
            <text:p>CY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22.680254" calcext:value-type="float">
            <text:p>22.680254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table:number-columns-repeated="2" office:value-type="string" calcext:value-type="string">
            <text:p>LV</text:p>
          </table:table-cell>
          <table:table-cell office:value-type="string" calcext:value-type="string">
            <text:p>None</text:p>
          </table:table-cell>
          <table:table-cell office:value-type="float" office:value="119" calcext:value-type="float">
            <text:p>119</text:p>
          </table:table-cell>
          <table:table-cell office:value-type="float" office:value="11.631883" calcext:value-type="float">
            <text:p>11.631883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table:number-columns-repeated="2" office:value-type="string" calcext:value-type="string">
            <text:p>LT</text:p>
          </table:table-cell>
          <table:table-cell office:value-type="string" calcext:value-type="string">
            <text:p>None</text:p>
          </table:table-cell>
          <table:table-cell office:value-type="float" office:value="126" calcext:value-type="float">
            <text:p>126</text:p>
          </table:table-cell>
          <table:table-cell office:value-type="float" office:value="11.193141" calcext:value-type="float">
            <text:p>11.193141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table:number-columns-repeated="2" office:value-type="string" calcext:value-type="string">
            <text:p>LU</text:p>
          </table:table-cell>
          <table:table-cell office:value-type="string" calcext:value-type="string">
            <text:p>None</text:p>
          </table:table-cell>
          <table:table-cell office:value-type="float" office:value="256" calcext:value-type="float">
            <text:p>256</text:p>
          </table:table-cell>
          <table:table-cell office:value-type="float" office:value="103.14793" calcext:value-type="float">
            <text:p>103.14793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table:number-columns-repeated="2" office:value-type="string" calcext:value-type="string">
            <text:p>HU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12.917068" calcext:value-type="float">
            <text:p>12.917068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table:number-columns-repeated="2" office:value-type="string" calcext:value-type="string">
            <text:p>MT</text:p>
          </table:table-cell>
          <table:table-cell office:value-type="string" calcext:value-type="string">
            <text:p>None</text:p>
          </table:table-cell>
          <table:table-cell office:value-type="float" office:value="134" calcext:value-type="float">
            <text:p>134</text:p>
          </table:table-cell>
          <table:table-cell office:value-type="float" office:value="19.153477" calcext:value-type="float">
            <text:p>19.153477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table:number-columns-repeated="2" office:value-type="string" calcext:value-type="string">
            <text:p>N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47.681213" calcext:value-type="float">
            <text:p>47.68121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table:number-columns-repeated="2" office:value-type="string" calcext:value-type="string">
            <text:p>AT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float" office:value="45.39957" calcext:value-type="float">
            <text:p>45.39957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None</text:p>
          </table:table-cell>
          <table:table-cell office:value-type="float" office:value="173" calcext:value-type="float">
            <text:p>173</text:p>
          </table:table-cell>
          <table:table-cell office:value-type="float" office:value="11.235886" calcext:value-type="float">
            <text:p>11.235886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None</text:p>
          </table:table-cell>
          <table:table-cell office:value-type="float" office:value="174" calcext:value-type="float">
            <text:p>174</text:p>
          </table:table-cell>
          <table:table-cell office:value-type="float" office:value="21.81285" calcext:value-type="float">
            <text:p>21.81285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None</text:p>
          </table:table-cell>
          <table:table-cell office:value-type="float" office:value="183" calcext:value-type="float">
            <text:p>183</text:p>
          </table:table-cell>
          <table:table-cell office:value-type="float" office:value="7.498371" calcext:value-type="float">
            <text:p>7.498371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ne</text:p>
          </table:table-cell>
          <table:table-cell office:value-type="float" office:value="198" calcext:value-type="float">
            <text:p>198</text:p>
          </table:table-cell>
          <table:table-cell office:value-type="float" office:value="23.880295" calcext:value-type="float">
            <text:p>23.880295</text:p>
          </table:table-cell>
          <table:table-cell office:value-type="string" calcext:value-type="string">
            <text:p>Slovenia</text:p>
          </table:table-cell>
        </table:table-row>
        <table:table-row table:style-name="ro1">
          <table:table-cell table:number-columns-repeated="2" office:value-type="string" calcext:value-type="string">
            <text:p>SK</text:p>
          </table:table-cell>
          <table:table-cell office:value-type="string" calcext:value-type="string">
            <text:p>None</text:p>
          </table:table-cell>
          <table:table-cell office:value-type="float" office:value="199" calcext:value-type="float">
            <text:p>199</text:p>
          </table:table-cell>
          <table:table-cell office:value-type="float" office:value="16.04577" calcext:value-type="float">
            <text:p>16.04577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44.359554" calcext:value-type="float">
            <text:p>44.35955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43.29126" calcext:value-type="float">
            <text:p>43.29126</text:p>
          </table:table-cell>
          <table:table-cell office:value-type="string" calcext:value-type="string">
            <text:p>Sweden</text:p>
          </table:table-cell>
        </table:table-row>
        <table:table-row table:style-name="ro3">
          <table:table-cell office:value-type="string" calcext:value-type="string">
            <text:p>U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one</text:p>
          </table:table-cell>
          <table:table-cell office:value-type="float" office:value="229" calcext:value-type="float">
            <text:p>229</text:p>
          </table:table-cell>
          <table:table-cell office:value-type="float" office:value="34.91987" calcext:value-type="float">
            <text:p>34.9198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table:number-columns-repeated="2" office:value-type="string" calcext:value-type="string">
            <text:p>IS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37.915627" calcext:value-type="float">
            <text:p>37.91562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34.05556" calcext:value-type="float">
            <text:p>134.05556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float" office:value="162" calcext:value-type="float">
            <text:p>162</text:p>
          </table:table-cell>
          <table:table-cell office:value-type="float" office:value="78.18268" calcext:value-type="float">
            <text:p>78.18268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table:number-columns-repeated="2" office:value-type="string" calcext:value-type="string">
            <text:p>CH</text:p>
          </table:table-cell>
          <table:table-cell office:value-type="string" calcext:value-type="string">
            <text:p>None</text:p>
          </table:table-cell>
          <table:table-cell office:value-type="float" office:value="211" calcext:value-type="float">
            <text:p>211</text:p>
          </table:table-cell>
          <table:table-cell office:value-type="float" office:value="64.186325" calcext:value-type="float">
            <text:p>64.186325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table:number-columns-repeated="2" office:value-type="string" calcext:value-type="string">
            <text:p>HR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14.316148" calcext:value-type="float">
            <text:p>14.316148</text:p>
          </table:table-cell>
          <table:table-cell office:value-type="string" calcext:value-type="string">
            <text:p>Croatia</text:p>
          </table:table-cell>
        </table:table-row>
        <table:table-row table:style-name="ro2">
          <table:table-cell table:number-columns-repeated="2" office:value-type="string" calcext:value-type="string">
            <text:p>MK</text:p>
          </table:table-cell>
          <table:table-cell office:value-type="string" calcext:value-type="string">
            <text:p>None</text:p>
          </table:table-cell>
          <table:table-cell office:value-type="float" office:value="154" calcext:value-type="float">
            <text:p>154</text:p>
          </table:table-cell>
          <table:table-cell office:value-type="float" office:value="4.474042" calcext:value-type="float">
            <text:p>4.474042</text:p>
          </table:table-cell>
          <table:table-cell office:value-type="string" calcext:value-type="string">
            <text:p>Former Yugoslav Republic of Macedonia</text:p>
          </table:table-cell>
        </table:table-row>
        <table:table-row table:style-name="ro1">
          <table:table-cell table:number-columns-repeated="2" office:value-type="string" calcext:value-type="string">
            <text:p>TR</text:p>
          </table:table-cell>
          <table:table-cell office:value-type="string" calcext:value-type="string">
            <text:p>None</text:p>
          </table:table-cell>
          <table:table-cell office:value-type="float" office:value="223" calcext:value-type="float">
            <text:p>223</text:p>
          </table:table-cell>
          <table:table-cell office:value-type="float" office:value="8.447919" calcext:value-type="float">
            <text:p>8.447919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lbania</text:p>
          </table:table-cell>
        </table:table-row>
        <table:table-row table:style-name="ro3"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4.532447" calcext:value-type="float">
            <text:p>4.532447</text:p>
          </table:table-cell>
          <table:table-cell office:value-type="string" calcext:value-type="string">
            <text:p>Bosnia-Herzegovina</text:p>
          </table:table-cell>
        </table:table-row>
        <table:table-row table:style-name="ro1">
          <table:table-cell table:number-columns-repeated="2" office:value-type="string" calcext:value-type="string">
            <text:p>ME</text:p>
          </table:table-cell>
          <table:table-cell office:value-type="string" calcext:value-type="string">
            <text:p>None</text:p>
          </table:table-cell>
          <table:table-cell office:value-type="float" office:value="273" calcext:value-type="float">
            <text:p>273</text:p>
          </table:table-cell>
          <table:table-cell office:value-type="float" office:value="6.562599" calcext:value-type="float">
            <text:p>6.562599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table:number-columns-repeated="2" office:value-type="string" calcext:value-type="string">
            <text:p>RS</text:p>
          </table:table-cell>
          <table:table-cell office:value-type="string" calcext:value-type="string">
            <text:p>None</text:p>
          </table:table-cell>
          <table:table-cell office:value-type="float" office:value="272" calcext:value-type="float">
            <text:p>272</text:p>
          </table:table-cell>
          <table:table-cell office:value-type="float" office:value="4.3612013" calcext:value-type="float">
            <text:p>4.3612013</text:p>
          </table:table-cell>
          <table:table-cell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Japan</text:p>
          </table:table-cell>
        </table:table-row>
        <table:table-row table:style-name="ro3">
          <table:table-cell office:value-type="string" calcext:value-type="string">
            <text:p>US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United States of America</text:p>
          </table:table-cell>
        </table:table-row>
        <table:table-row table:style-name="ro1">
          <table:table-cell table:style-name="ce4"/>
          <table:table-cell/>
          <table:table-cell table:style-name="ce4"/>
          <table:table-cell table:style-name="ce5"/>
          <table:table-cell table:style-name="Default" table:number-columns-repeated="2"/>
        </table:table-row>
        <table:table-row table:style-name="ro1" table:number-rows-repeated="8">
          <table:table-cell table:style-name="ce4"/>
          <table:table-cell/>
          <table:table-cell table:style-name="ce4" table:number-columns-repeated="2"/>
          <table:table-cell table:style-name="Default" table:number-columns-repeated="2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Sheet2.A1:Sheet2.P40" table:display-filter-buttons="true">
          <table:filter>
            <table:filter-and>
              <table:filter-condition table:field-number="2" table:value="FALSE" table:operator="="/>
            </table:filter-and>
          </table:filter>
        </table:database-range>
        <table:database-range table:name="__Anonymous_Sheet_DB__2" table:target-range-address="CountryLookup.A1:CountryLookup.D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0T08:34:22.592867933</dc:date>
    <meta:editing-duration>PT17H7M19S</meta:editing-duration>
    <meta:editing-cycles>3</meta:editing-cycles>
    <meta:document-statistic meta:table-count="3" meta:cell-count="1486" meta:object-count="0"/>
  </office:meta>
</office:document-meta>
</file>